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al Requirement of Virtual College:</text:p>
      <text:p text:style-name="Standard"/>
      <text:p text:style-name="Standard">In this Scenario there is an admin person who has control over whole college.He controlls over Principal,Teachers,HODs,Accountants etc.</text:p>
      <text:p text:style-name="Standard"/>
      <text:p text:style-name="Standard">Here,Principal can also take various lectures,can Demand HODs to submit the report of their respective departments.Principal can add or remove HODs.</text:p>
      <text:p text:style-name="Standard"/>
      <text:p text:style-name="Standard">HODs inturn ask report from professors of their department,HODs can also take various lectures.He/She can also add or remove professors.</text:p>
      <text:p text:style-name="Standard"/>
      <text:p text:style-name="Standard">Professors can teach various subjects and also manage to prepare report so as to give it to the HODs</text:p>
      <text:p text:style-name="Standard"/>
      <text:p text:style-name="Standard">Here Course( for eg B.Tech,M.Tech,MBA) consists of various Streams(for eg B.Tech it consists of IT,CS,EC...) <text:s/>and also consists of no of students and also particular course has various subjects in it.</text:p>
      <text:p text:style-name="Standard"/>
      <text:p text:style-name="Standard">Here Students learn various subjects can update their profile can see result as well.and he/she belongs to only one stream at a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7:53:46</meta:creation-date>
    <dc:date>2014-07-07T18:18:42</dc:date>
    <meta:editing-duration>PT14M2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7" meta:word-count="137" meta:character-count="894" meta:non-whitespace-character-count="763"/>
  </office:meta>
</office:document-meta>
</file>